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9cc5e" officeooo:paragraph-rsid="0009cc5e" fo:background-color="#fffffe"/>
    </style:style>
    <style:style style:name="P3" style:family="paragraph" style:parent-style-name="Standard">
      <style:text-properties fo:color="#000000" style:font-name="Droid Sans Mono" fo:font-size="10.5pt" fo:font-weight="normal" officeooo:rsid="0009cc5e" officeooo:paragraph-rsid="0009cc5e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6" style:family="paragraph" style:parent-style-name="Standard">
      <style:text-properties fo:color="#aaaaaa" style:font-name="Droid Sans Mono" fo:font-size="10.5pt" fo:font-weight="normal" officeooo:rsid="0009cc5e" officeooo:paragraph-rsid="0009cc5e" fo:background-color="#fffffe"/>
    </style:style>
    <style:style style:name="P7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e"/>
    </style:style>
    <style:style style:name="P8" style:family="paragraph" style:parent-style-name="Standard">
      <style:text-properties officeooo:rsid="0009cc5e" officeooo:paragraph-rsid="0009cc5e"/>
    </style:style>
    <style:style style:name="P9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e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12" style:family="paragraph" style:parent-style-name="Preformatted_20_Text">
      <style:text-properties officeooo:rsid="0009cc5e" officeooo:paragraph-rsid="0009cc5e"/>
    </style:style>
    <style:style style:name="T1" style:family="text">
      <style:text-properties fo:color="#808080"/>
    </style:style>
    <style:style style:name="T2" style:family="text">
      <style:text-properties fo:color="#3953a4"/>
    </style:style>
    <style:style style:name="T3" style:family="text">
      <style:text-properties fo:color="#1f217d"/>
    </style:style>
    <style:style style:name="T4" style:family="text">
      <style:text-properties fo:color="#4d7fe2"/>
    </style:style>
    <style:style style:name="T5" style:family="text">
      <style:text-properties fo:color="#984e9c"/>
    </style:style>
    <style:style style:name="T6" style:family="text">
      <style:text-properties fo:color="#ac9037"/>
    </style:style>
    <style:style style:name="T7" style:family="text">
      <style:text-properties fo:color="#aaaaaa"/>
    </style:style>
    <style:style style:name="T8" style:family="text">
      <style:text-properties fo:color="#aaaaaa" fo:font-style="italic"/>
    </style:style>
    <style:style style:name="T9" style:family="text">
      <style:text-properties fo:color="#800000"/>
    </style:style>
    <style:style style:name="T10" style:family="text">
      <style:text-properties fo:color="#ff0000"/>
    </style:style>
    <style:style style:name="T11" style:family="text">
      <style:text-properties fo:color="#0451a5"/>
    </style:style>
    <style:style style:name="T12" style:family="text">
      <style:text-properties fo:color="#09885a"/>
    </style:style>
    <style:style style:name="T13" style:family="text">
      <style:text-properties fo:color="#0000ff"/>
    </style:style>
    <style:style style:name="T14" style:family="text">
      <style:text-properties fo:color="#a31515"/>
    </style:style>
    <style:style style:name="T15" style:family="text">
      <style:text-properties fo:color="#008080"/>
    </style:style>
    <style:style style:name="T16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669900" style:font-name="Consolas" fo:font-size="12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DOCTYPE</text:span><text:span text:style-name="T2"> html</text:span><text:span text:style-name="T1">&gt;</text:span></text:p>
      <text:p text:style-name="P1"><text:span text:style-name="T3">&lt;</text:span><text:span text:style-name="T4">html</text:span><text:span text:style-name="T3">&gt;</text:span></text:p>
      <text:p text:style-name="P1"><text:span text:style-name="T3">&lt;</text:span><text:span text:style-name="T4">head</text:span><text:span text:style-name="T3">&gt;</text:span></text:p>
      <text:p text:style-name="P1"><text:span text:style-name="T3">&lt;</text:span><text:span text:style-name="T4">meta</text:span> <text:span text:style-name="T5">charset</text:span><text:span text:style-name="T3">=</text:span><text:span text:style-name="T6">"utf-8"</text:span><text:span text:style-name="T3">&gt;</text:span></text:p>
      <text:p text:style-name="P1"><text:span text:style-name="T3">&lt;</text:span><text:span text:style-name="T4">meta</text:span> <text:span text:style-name="T5">name</text:span><text:span text:style-name="T3">=</text:span><text:span text:style-name="T6">"viewport"</text:span> <text:span text:style-name="T5">content</text:span><text:span text:style-name="T3">=</text:span><text:span text:style-name="T6">"width=device-width"</text:span><text:span text:style-name="T3">&gt;</text:span></text:p>
      <text:p text:style-name="P1"><text:span text:style-name="T3">&lt;</text:span><text:span text:style-name="T4">title</text:span><text:span text:style-name="T3">&gt;</text:span>repl.it<text:span text:style-name="T3">&lt;/</text:span><text:span text:style-name="T4">title</text:span><text:span text:style-name="T3">&gt;</text:span></text:p>
      <text:p text:style-name="P1"><text:span text:style-name="T3">&lt;</text:span><text:span text:style-name="T4">link</text:span> <text:span text:style-name="T5">href</text:span><text:span text:style-name="T3">=</text:span><text:span text:style-name="T6">"css/style.css"</text:span> <text:span text:style-name="T5">rel</text:span><text:span text:style-name="T3">=</text:span><text:span text:style-name="T6">"stylesheet"</text:span> <text:span text:style-name="T5">type</text:span><text:span text:style-name="T3">=</text:span><text:span text:style-name="T6">"text/css"</text:span> <text:span text:style-name="T3">/&gt;</text:span></text:p>
      <text:p text:style-name="P1"><text:span text:style-name="T3">&lt;/</text:span><text:span text:style-name="T4">head</text:span><text:span text:style-name="T3">&gt;</text:span></text:p>
      <text:p text:style-name="P1"><text:span text:style-name="T3">&lt;</text:span><text:span text:style-name="T4">body</text:span><text:span text:style-name="T3">&gt;</text:span></text:p>
      <text:p text:style-name="P10"/>
      <text:p text:style-name="P1"><text:span text:style-name="T7">&lt;!--</text:span><text:span text:style-name="T8">This defines a header section in web page</text:span><text:span text:style-name="T7">--&gt;</text:span></text:p>
      <text:p text:style-name="P1"><text:span text:style-name="T3">&lt;</text:span><text:span text:style-name="T4">header</text:span><text:span text:style-name="T3">&gt;</text:span></text:p>
      <text:p text:style-name="P1"><text:span text:style-name="T3">&lt;</text:span><text:span text:style-name="T4">img</text:span> <text:span text:style-name="T5">src</text:span><text:span text:style-name="T3">=</text:span><text:span text:style-name="T6">"img/seneca.png"</text:span> <text:span text:style-name="T5">alt</text:span><text:span text:style-name="T3">=</text:span><text:span text:style-name="T6">"Logo"</text:span><text:span text:style-name="T3">&gt;</text:span></text:p>
      <text:p text:style-name="P1"><text:span text:style-name="T3">&lt;/</text:span><text:span text:style-name="T4">header</text:span><text:span text:style-name="T3">&gt;</text:span></text:p>
      <text:p text:style-name="P4"/>
      <text:p text:style-name="P1"><text:span text:style-name="T7">&lt;!--</text:span><text:span text:style-name="T8">This defines a a navigation section in web page</text:span><text:span text:style-name="T7">--&gt;</text:span></text:p>
      <text:p text:style-name="P1"><text:span text:style-name="T3">&lt;</text:span><text:span text:style-name="T4">nav</text:span><text:span text:style-name="T3">&gt;</text:span></text:p>
      <text:p text:style-name="P4"/>
      <text:p text:style-name="P1"><text:span text:style-name="T7">&lt;!--</text:span><text:span text:style-name="T8">Creates 3 links </text:span><text:span text:style-name="T7">--&gt;</text:span></text:p>
      <text:p text:style-name="P1"><text:span text:style-name="T3">&lt;</text:span><text:span text:style-name="T4">a</text:span> <text:span text:style-name="T5">href</text:span><text:span text:style-name="T3">=</text:span><text:span text:style-name="T6">"#"</text:span><text:span text:style-name="T3">&gt;</text:span> Home <text:span text:style-name="T3">&lt;/</text:span><text:span text:style-name="T4">a</text:span><text:span text:style-name="T3">&gt;</text:span> &amp;nbsp; &amp;nbsp;</text:p>
      <text:p text:style-name="P1"><text:span text:style-name="T3">&lt;</text:span><text:span text:style-name="T4">a</text:span> <text:span text:style-name="T5">href</text:span><text:span text:style-name="T3">=</text:span><text:span text:style-name="T6">"#"</text:span> <text:span text:style-name="T5">target</text:span><text:span text:style-name="T3">=</text:span><text:span text:style-name="T6">"_BLANK"</text:span><text:span text:style-name="T3">&gt;</text:span> Seneca's Actual Website <text:span text:style-name="T3">&lt;/</text:span><text:span text:style-name="T4">a</text:span><text:span text:style-name="T3">&gt;</text:span>&amp;nbsp; &amp;nbsp;</text:p>
      <text:p text:style-name="P1"><text:span text:style-name="T3">&lt;</text:span><text:span text:style-name="T4">a</text:span> <text:span text:style-name="T5">href</text:span><text:span text:style-name="T3">=</text:span><text:span text:style-name="T6">"#"</text:span><text:span text:style-name="T3">&gt;</text:span> Contact <text:span text:style-name="T3">&lt;/</text:span><text:span text:style-name="T4">a</text:span><text:span text:style-name="T3">&gt;</text:span></text:p>
      <text:p text:style-name="P1"><text:span text:style-name="T3">&lt;/</text:span><text:span text:style-name="T4">nav</text:span><text:span text:style-name="T3">&gt;</text:span></text:p>
      <text:p text:style-name="P4"/>
      <text:p text:style-name="P1"><text:span text:style-name="T7">&lt;!--</text:span><text:span text:style-name="T8">This defines a arbitrary section </text:span><text:span text:style-name="T7">--&gt;</text:span></text:p>
      <text:p text:style-name="P1"><text:span text:style-name="T3">&lt;</text:span><text:span text:style-name="T4">section</text:span> <text:span text:style-name="T5">id</text:span><text:span text:style-name="T3">=</text:span><text:span text:style-name="T6">""</text:span><text:span text:style-name="T3">&gt;</text:span></text:p>
      <text:p text:style-name="P1"><text:span text:style-name="T3">&lt;</text:span><text:span text:style-name="T4">main</text:span><text:span text:style-name="T3">&gt;</text:span></text:p>
      <text:p text:style-name="P1"><text:span text:style-name="T3">&lt;</text:span><text:span text:style-name="T4">h1</text:span><text:span text:style-name="T3">&gt;</text:span> Exam Review <text:span text:style-name="T3">&lt;/</text:span><text:span text:style-name="T4">h1</text:span><text:span text:style-name="T3">&gt;</text:span></text:p>
      <text:p text:style-name="P1"><text:span text:style-name="T3">&lt;</text:span><text:span text:style-name="T4">p</text:span><text:span text:style-name="T3">&gt;</text:span></text:p>
      <text:p text:style-name="P1">Lorem Ipsum is simply dummy text of the printing and typesetting industry. Lorem Ipsum has been the industry's standard dummy text ever since the 1500s, when an unknown printer took a galley of type and scrambled it to make a type specimen book. It has survived not only five centuries</text:p>
      <text:p text:style-name="P1"><text:span text:style-name="T3">&lt;/</text:span><text:span text:style-name="T4">p</text:span><text:span text:style-name="T3">&gt;</text:span></text:p>
      <text:p text:style-name="P4"/>
      <text:p text:style-name="P1"><text:span text:style-name="T3">&lt;</text:span><text:span text:style-name="T4">p</text:span><text:span text:style-name="T3">&gt;</text:span></text:p>
      <text:p text:style-name="P1">Lorem Ipsum is simply dummy text of the printing and typesetting industry. Lorem <text:span text:style-name="T3">&lt;</text:span><text:span text:style-name="T4">span</text:span> <text:span text:style-name="T5">id</text:span><text:span text:style-name="T3">=</text:span><text:span text:style-name="T6">"bold"</text:span><text:span text:style-name="T3">&gt;</text:span>Ipsum has been the industry's <text:span text:style-name="T3">&lt;/</text:span><text:span text:style-name="T4">span</text:span><text:span text:style-name="T3">&gt;</text:span>standard dummy text ever since the 1500s, when an unknown printer took a galley of type and scrambled it to make a type specimen book. It has survived not only five centuries</text:p>
      <text:p text:style-name="P1"><text:span text:style-name="T3">&lt;/</text:span><text:span text:style-name="T4">p</text:span><text:span text:style-name="T3">&gt;</text:span></text:p>
      <text:p text:style-name="P10"/>
      <text:p text:style-name="P1"><text:span text:style-name="T7">&lt;!-- --&gt;</text:span></text:p>
      <text:p text:style-name="P1"><text:span text:style-name="T3">&lt;</text:span><text:span text:style-name="T4">h2</text:span><text:span text:style-name="T3">&gt;</text:span>Form <text:span text:style-name="T3">&lt;/</text:span><text:span text:style-name="T4">h2</text:span><text:span text:style-name="T3">&gt;</text:span></text:p>
      <text:p text:style-name="P1"><text:span text:style-name="T3">&lt;</text:span><text:span text:style-name="T4">form</text:span><text:span text:style-name="T3">&gt;</text:span></text:p>
      <text:p text:style-name="P1"><text:soft-page-break/><text:span text:style-name="T7">&lt;!-- </text:span><text:span text:style-name="T8">The &lt;fieldset&gt; tag is used to group related elements in a form. It draws a box around the related elements. </text:span><text:span text:style-name="T7">--&gt;</text:span> </text:p>
      <text:p text:style-name="P1"><text:span text:style-name="T3">&lt;</text:span><text:span text:style-name="T4">fieldset</text:span><text:span text:style-name="T3">&gt;</text:span></text:p>
      <text:p text:style-name="P4"/>
      <text:p text:style-name="P1"><text:span text:style-name="T3">&lt;</text:span><text:span text:style-name="T4">legend</text:span><text:span text:style-name="T3">&gt;</text:span>Personal Info:<text:span text:style-name="T3">&lt;/</text:span><text:span text:style-name="T4">legend</text:span><text:span text:style-name="T3">&gt;</text:span></text:p>
      <text:p text:style-name="P1"><text:span text:style-name="T3">&lt;</text:span><text:span text:style-name="T4">label</text:span><text:span text:style-name="T3">&gt;</text:span>Name:<text:span text:style-name="T3">&lt;/</text:span><text:span text:style-name="T4">label</text:span><text:span text:style-name="T3">&gt;</text:span> <text:span text:style-name="T3">&lt;</text:span><text:span text:style-name="T4">input</text:span> <text:span text:style-name="T5">type</text:span><text:span text:style-name="T3">=</text:span><text:span text:style-name="T6">"text"</text:span><text:span text:style-name="T3">&gt;&lt;</text:span><text:span text:style-name="T4">br</text:span><text:span text:style-name="T3">&gt;&lt;</text:span><text:span text:style-name="T4">br</text:span><text:span text:style-name="T3">&gt;</text:span></text:p>
      <text:p text:style-name="P1"><text:span text:style-name="T3">&lt;</text:span><text:span text:style-name="T4">label</text:span><text:span text:style-name="T3">&gt;</text:span>Email: <text:span text:style-name="T3">&lt;/</text:span><text:span text:style-name="T4">label</text:span><text:span text:style-name="T3">&gt;&lt;</text:span><text:span text:style-name="T4">input</text:span> <text:span text:style-name="T5">type</text:span><text:span text:style-name="T3">=</text:span><text:span text:style-name="T6">"email"</text:span><text:span text:style-name="T3">&gt;&lt;</text:span><text:span text:style-name="T4">br</text:span><text:span text:style-name="T3">&gt;&lt;</text:span><text:span text:style-name="T4">br</text:span><text:span text:style-name="T3">&gt;</text:span></text:p>
      <text:p text:style-name="P1"><text:span text:style-name="T3">&lt;</text:span><text:span text:style-name="T4">label</text:span><text:span text:style-name="T3">&gt;</text:span>Date of birth: <text:span text:style-name="T3">&lt;/</text:span><text:span text:style-name="T4">label</text:span><text:span text:style-name="T3">&gt;&lt;</text:span><text:span text:style-name="T4">input</text:span> <text:span text:style-name="T5">type</text:span><text:span text:style-name="T3">=</text:span><text:span text:style-name="T6">"dob"</text:span><text:span text:style-name="T3">&gt;&lt;</text:span><text:span text:style-name="T4">br</text:span><text:span text:style-name="T3">&gt;&lt;</text:span><text:span text:style-name="T4">br</text:span><text:span text:style-name="T3">&gt;</text:span></text:p>
      <text:p text:style-name="P1"><text:span text:style-name="T3">&lt;</text:span><text:span text:style-name="T4">label</text:span><text:span text:style-name="T3">&gt;</text:span>Newsletter <text:span text:style-name="T3">&lt;/</text:span><text:span text:style-name="T4">label</text:span><text:span text:style-name="T3">&gt;</text:span></text:p>
      <text:p text:style-name="P1">Yes<text:span text:style-name="T3">&lt;</text:span><text:span text:style-name="T4">input</text:span> <text:span text:style-name="T5">type</text:span><text:span text:style-name="T3">=</text:span><text:span text:style-name="T6">"radio"</text:span> <text:span text:style-name="T5">value</text:span><text:span text:style-name="T3">=</text:span><text:span text:style-name="T6">"Yes"</text:span> <text:span text:style-name="T5">name</text:span><text:span text:style-name="T3">=</text:span><text:span text:style-name="T6">"sex"</text:span> <text:span text:style-name="T3">&gt;</text:span> &amp;nbsp; &amp;nbsp;</text:p>
      <text:p text:style-name="P1">No <text:span text:style-name="T3">&lt;</text:span><text:span text:style-name="T4">input</text:span> <text:span text:style-name="T5">type</text:span><text:span text:style-name="T3">=</text:span><text:span text:style-name="T6">"radio"</text:span> <text:span text:style-name="T5">value</text:span><text:span text:style-name="T3">=</text:span><text:span text:style-name="T6">"Yes"</text:span> <text:span text:style-name="T5">name</text:span><text:span text:style-name="T3">=</text:span><text:span text:style-name="T6">"sex"</text:span> <text:span text:style-name="T3">&gt;</text:span> <text:span text:style-name="T3">&lt;</text:span><text:span text:style-name="T4">br</text:span><text:span text:style-name="T3">&gt;&lt;</text:span><text:span text:style-name="T4">br</text:span><text:span text:style-name="T3">&gt;</text:span></text:p>
      <text:p text:style-name="P4"/>
      <text:p text:style-name="P1"><text:span text:style-name="T3">&lt;</text:span><text:span text:style-name="T4">label</text:span><text:span text:style-name="T3">&gt;</text:span>City<text:span text:style-name="T3">&lt;/</text:span><text:span text:style-name="T4">label</text:span><text:span text:style-name="T3">&gt;</text:span></text:p>
      <text:p text:style-name="P1"><text:span text:style-name="T3">&lt;</text:span><text:span text:style-name="T4">select</text:span><text:span text:style-name="T3">&gt;</text:span></text:p>
      <text:p text:style-name="P1"><text:span text:style-name="T3">&lt;</text:span><text:span text:style-name="T4">option</text:span> <text:span text:style-name="T5">value</text:span><text:span text:style-name="T3">=</text:span><text:span text:style-name="T6">"Toronto"</text:span><text:span text:style-name="T3">&gt;</text:span>Toronto <text:span text:style-name="T3">&lt;/</text:span><text:span text:style-name="T4">option</text:span><text:span text:style-name="T3">&gt;</text:span></text:p>
      <text:p text:style-name="P1"><text:span text:style-name="T3">&lt;</text:span><text:span text:style-name="T4">option</text:span> <text:span text:style-name="T5">value</text:span><text:span text:style-name="T3">=</text:span><text:span text:style-name="T6">"Brampton"</text:span><text:span text:style-name="T3">&gt;</text:span>Brampton <text:span text:style-name="T3">&lt;/</text:span><text:span text:style-name="T4">option</text:span><text:span text:style-name="T3">&gt;</text:span></text:p>
      <text:p text:style-name="P1"><text:span text:style-name="T3">&lt;</text:span><text:span text:style-name="T4">option</text:span> <text:span text:style-name="T5">value</text:span><text:span text:style-name="T3">=</text:span><text:span text:style-name="T6">"Norty York"</text:span><text:span text:style-name="T3">&gt;</text:span>North York <text:span text:style-name="T3">&lt;/</text:span><text:span text:style-name="T4">option</text:span><text:span text:style-name="T3">&gt;</text:span></text:p>
      <text:p text:style-name="P1"><text:span text:style-name="T3">&lt;/</text:span><text:span text:style-name="T4">select</text:span><text:span text:style-name="T3">&gt;</text:span></text:p>
      <text:p text:style-name="P4"/>
      <text:p text:style-name="P1"><text:span text:style-name="T3">&lt;/</text:span><text:span text:style-name="T4">fieldset</text:span><text:span text:style-name="T3">&gt;</text:span> <text:span text:style-name="T3">&lt;</text:span><text:span text:style-name="T4">br</text:span><text:span text:style-name="T3">&gt;</text:span></text:p>
      <text:p text:style-name="P4"/>
      <text:p text:style-name="P1"><text:span text:style-name="T3">&lt;</text:span><text:span text:style-name="T4">fieldset</text:span><text:span text:style-name="T3">&gt;</text:span></text:p>
      <text:p text:style-name="P1"><text:span text:style-name="T3">&lt;</text:span><text:span text:style-name="T4">legend</text:span><text:span text:style-name="T3">&gt;</text:span>User Credentials<text:span text:style-name="T3">&lt;/</text:span><text:span text:style-name="T4">legend</text:span><text:span text:style-name="T3">&gt;</text:span></text:p>
      <text:p text:style-name="P1"><text:span text:style-name="T3">&lt;</text:span><text:span text:style-name="T4">label</text:span><text:span text:style-name="T3">&gt;</text:span>Username<text:span text:style-name="T3">&lt;/</text:span><text:span text:style-name="T4">label</text:span><text:span text:style-name="T3">&gt;</text:span> <text:span text:style-name="T3">&lt;</text:span><text:span text:style-name="T4">input</text:span> <text:span text:style-name="T5">type</text:span><text:span text:style-name="T3">=</text:span><text:span text:style-name="T6">"text"</text:span> <text:span text:style-name="T5">placeholder</text:span><text:span text:style-name="T3">=</text:span><text:span text:style-name="T6">"Enter your username here"</text:span><text:span text:style-name="T3">&gt;&lt;</text:span><text:span text:style-name="T4">br</text:span><text:span text:style-name="T3">&gt;&lt;</text:span><text:span text:style-name="T4">br</text:span><text:span text:style-name="T3">&gt;</text:span></text:p>
      <text:p text:style-name="P1"><text:span text:style-name="T3">&lt;</text:span><text:span text:style-name="T4">label</text:span><text:span text:style-name="T3">&gt;</text:span>Password: <text:span text:style-name="T3">&lt;/</text:span><text:span text:style-name="T4">label</text:span><text:span text:style-name="T3">&gt;&lt;</text:span><text:span text:style-name="T4">input</text:span> <text:span text:style-name="T5">type</text:span><text:span text:style-name="T3">=</text:span><text:span text:style-name="T6">"password"</text:span> <text:span text:style-name="T5">placeholder</text:span><text:span text:style-name="T3">=</text:span><text:span text:style-name="T6">"Enter your password"</text:span><text:span text:style-name="T3">&gt;&lt;</text:span><text:span text:style-name="T4">br</text:span><text:span text:style-name="T3">&gt;&lt;</text:span><text:span text:style-name="T4">br</text:span><text:span text:style-name="T3">&gt;</text:span></text:p>
      <text:p text:style-name="P1"><text:span text:style-name="T3">&lt;</text:span><text:span text:style-name="T4">label</text:span><text:span text:style-name="T3">&gt;</text:span>Confirm Password<text:span text:style-name="T3">&lt;/</text:span><text:span text:style-name="T4">label</text:span><text:span text:style-name="T3">&gt;&lt;</text:span><text:span text:style-name="T4">input</text:span> <text:span text:style-name="T5">type</text:span><text:span text:style-name="T3">=</text:span><text:span text:style-name="T6">"password"</text:span> <text:span text:style-name="T5">placeholder</text:span><text:span text:style-name="T3">=</text:span><text:span text:style-name="T6">"Enter confirm password"</text:span><text:span text:style-name="T3">&gt;&lt;</text:span><text:span text:style-name="T4">br</text:span><text:span text:style-name="T3">&gt;</text:span></text:p>
      <text:p text:style-name="P1"><text:span text:style-name="T3">&lt;/</text:span><text:span text:style-name="T4">fieldset</text:span><text:span text:style-name="T3">&gt;</text:span></text:p>
      <text:p text:style-name="P4"/>
      <text:p text:style-name="P1"><text:span text:style-name="T3">&lt;</text:span><text:span text:style-name="T4">input</text:span> <text:span text:style-name="T5">type</text:span><text:span text:style-name="T3">=</text:span><text:span text:style-name="T6">"button"</text:span> <text:span text:style-name="T5">value</text:span><text:span text:style-name="T3">=</text:span><text:span text:style-name="T6">"Submit"</text:span><text:span text:style-name="T3">&gt;</text:span> &amp;nbsp; &amp;nbsp;</text:p>
      <text:p text:style-name="P4"/>
      <text:p text:style-name="P1"><text:span text:style-name="T3">&lt;</text:span><text:span text:style-name="T4">input</text:span> <text:span text:style-name="T5">type</text:span><text:span text:style-name="T3">=</text:span><text:span text:style-name="T6">"reset"</text:span> <text:span text:style-name="T5">value</text:span><text:span text:style-name="T3">=</text:span><text:span text:style-name="T6">"Clear Form"</text:span><text:span text:style-name="T3">&gt;</text:span></text:p>
      <text:p text:style-name="P4"/>
      <text:p text:style-name="P1"><text:span text:style-name="T3">&lt;/</text:span><text:span text:style-name="T4">form</text:span><text:span text:style-name="T3">&gt;</text:span></text:p>
      <text:p text:style-name="P4"/>
      <text:p text:style-name="P1"><text:span text:style-name="T3">&lt;</text:span><text:span text:style-name="T4">h2</text:span><text:span text:style-name="T3">&gt;</text:span>Table <text:span text:style-name="T3">&lt;/</text:span><text:span text:style-name="T4">h2</text:span><text:span text:style-name="T3">&gt;</text:span></text:p>
      <text:p text:style-name="P1"><text:span text:style-name="T3">&lt;</text:span><text:span text:style-name="T4">table</text:span> <text:span text:style-name="T5">border</text:span><text:span text:style-name="T3">=</text:span><text:span text:style-name="T6">"1"</text:span><text:span text:style-name="T3">&gt;</text:span></text:p>
      <text:p text:style-name="P1"><text:span text:style-name="T3">&lt;</text:span><text:span text:style-name="T4">caption</text:span><text:span text:style-name="T3">&gt;</text:span>Sample Heading <text:span text:style-name="T3">&lt;/</text:span><text:span text:style-name="T4">caption</text:span><text:span text:style-name="T3">&gt;</text:span></text:p>
      <text:p text:style-name="P1"><text:span text:style-name="T3">&lt;</text:span><text:span text:style-name="T4">tr</text:span><text:span text:style-name="T3">&gt;</text:span></text:p>
      <text:p text:style-name="P1"><text:span text:style-name="T3">&lt;</text:span><text:span text:style-name="T4">th</text:span> <text:span text:style-name="T5">colspan</text:span><text:span text:style-name="T3">=</text:span><text:span text:style-name="T6">"2"</text:span><text:span text:style-name="T3">&gt;</text:span>Header content 1<text:span text:style-name="T3">&lt;/</text:span><text:span text:style-name="T4">th</text:span><text:span text:style-name="T3">&gt;</text:span></text:p>
      <text:p text:style-name="P1"><text:span text:style-name="T3">&lt;/</text:span><text:span text:style-name="T4">tr</text:span><text:span text:style-name="T3">&gt;</text:span></text:p>
      <text:p text:style-name="P1"><text:span text:style-name="T3">&lt;</text:span><text:span text:style-name="T4">tr</text:span><text:span text:style-name="T3">&gt;</text:span></text:p>
      <text:p text:style-name="P1"><text:span text:style-name="T3">&lt;</text:span><text:span text:style-name="T4">td</text:span><text:span text:style-name="T3">&gt;</text:span>Body content 1<text:span text:style-name="T3">&lt;/</text:span><text:span text:style-name="T4">td</text:span><text:span text:style-name="T3">&gt;</text:span></text:p>
      <text:p text:style-name="P1"><text:span text:style-name="T3">&lt;</text:span><text:span text:style-name="T4">td</text:span> <text:span text:style-name="T5">rowspan</text:span><text:span text:style-name="T3">=</text:span><text:span text:style-name="T6">"2"</text:span><text:span text:style-name="T3">&gt;</text:span>Body content 2<text:span text:style-name="T3">&lt;/</text:span><text:span text:style-name="T4">td</text:span><text:span text:style-name="T3">&gt;</text:span></text:p>
      <text:p text:style-name="P1"><text:span text:style-name="T3">&lt;/</text:span><text:span text:style-name="T4">tr</text:span><text:span text:style-name="T3">&gt;</text:span></text:p>
      <text:p text:style-name="P4"><text:soft-page-break/></text:p>
      <text:p text:style-name="P1"><text:span text:style-name="T3">&lt;</text:span><text:span text:style-name="T4">tr</text:span><text:span text:style-name="T3">&gt;</text:span></text:p>
      <text:p text:style-name="P1"><text:span text:style-name="T3">&lt;</text:span><text:span text:style-name="T4">td</text:span><text:span text:style-name="T3">&gt;</text:span>Body content 3<text:span text:style-name="T3">&lt;/</text:span><text:span text:style-name="T4">td</text:span><text:span text:style-name="T3">&gt;</text:span></text:p>
      <text:p text:style-name="P1"><text:span text:style-name="T3">&lt;/</text:span><text:span text:style-name="T4">tr</text:span><text:span text:style-name="T3">&gt;</text:span></text:p>
      <text:p text:style-name="P1"><text:span text:style-name="T3">&lt;</text:span><text:span text:style-name="T4">tr</text:span><text:span text:style-name="T3">&gt;</text:span></text:p>
      <text:p text:style-name="P1"><text:span text:style-name="T3">&lt;</text:span><text:span text:style-name="T4">td</text:span><text:span text:style-name="T3">&gt;</text:span>Footer content 1<text:span text:style-name="T3">&lt;/</text:span><text:span text:style-name="T4">td</text:span><text:span text:style-name="T3">&gt;</text:span></text:p>
      <text:p text:style-name="P1"><text:span text:style-name="T3">&lt;</text:span><text:span text:style-name="T4">td</text:span><text:span text:style-name="T3">&gt;</text:span>Footer content 2<text:span text:style-name="T3">&lt;/</text:span><text:span text:style-name="T4">td</text:span><text:span text:style-name="T3">&gt;</text:span></text:p>
      <text:p text:style-name="P1"><text:span text:style-name="T3">&lt;/</text:span><text:span text:style-name="T4">tr</text:span><text:span text:style-name="T3">&gt;</text:span></text:p>
      <text:p text:style-name="P1"><text:span text:style-name="T3">&lt;/</text:span><text:span text:style-name="T4">table</text:span><text:span text:style-name="T3">&gt;</text:span> </text:p>
      <text:p text:style-name="P1"><text:span text:style-name="T3">&lt;/</text:span><text:span text:style-name="T4">main</text:span><text:span text:style-name="T3">&gt;</text:span></text:p>
      <text:p text:style-name="P1"><text:span text:style-name="T3">&lt;/</text:span><text:span text:style-name="T4">section</text:span><text:span text:style-name="T3">&gt;</text:span></text:p>
      <text:p text:style-name="P4"/>
      <text:p text:style-name="P4"/>
      <text:p text:style-name="P1"><text:span text:style-name="T3">&lt;</text:span><text:span text:style-name="T4">footer</text:span><text:span text:style-name="T3">&gt;</text:span></text:p>
      <text:p text:style-name="P1"><text:span text:style-name="T3">&lt;</text:span><text:span text:style-name="T4">a</text:span> <text:span text:style-name="T5">href</text:span><text:span text:style-name="T3">=</text:span><text:span text:style-name="T6">"#"</text:span> <text:span text:style-name="T5">class</text:span><text:span text:style-name="T3">=</text:span><text:span text:style-name="T6">"footerLinks"</text:span><text:span text:style-name="T3">&gt;</text:span> Home <text:span text:style-name="T3">&lt;/</text:span><text:span text:style-name="T4">a</text:span><text:span text:style-name="T3">&gt;</text:span> &amp;nbsp; &amp;nbsp;</text:p>
      <text:p text:style-name="P1"><text:span text:style-name="T3">&lt;</text:span><text:span text:style-name="T4">a</text:span> <text:span text:style-name="T5">href</text:span><text:span text:style-name="T3">=</text:span><text:span text:style-name="T6">"#"</text:span> <text:span text:style-name="T5">target</text:span><text:span text:style-name="T3">=</text:span><text:span text:style-name="T6">"_BLANK"</text:span> <text:span text:style-name="T5">class</text:span><text:span text:style-name="T3">=</text:span><text:span text:style-name="T6">"footerLinks"</text:span><text:span text:style-name="T3">&gt;</text:span> Seneca's Actual Website <text:span text:style-name="T3">&lt;/</text:span><text:span text:style-name="T4">a</text:span><text:span text:style-name="T3">&gt;</text:span>&amp;nbsp; &amp;nbsp;</text:p>
      <text:p text:style-name="P1"><text:span text:style-name="T3">&lt;</text:span><text:span text:style-name="T4">a</text:span> <text:span text:style-name="T5">href</text:span><text:span text:style-name="T3">=</text:span><text:span text:style-name="T6">"#"</text:span> <text:span text:style-name="T5">class</text:span><text:span text:style-name="T3">=</text:span><text:span text:style-name="T6">"footerLinks"</text:span><text:span text:style-name="T3">&gt;</text:span> Contact <text:span text:style-name="T3">&lt;/</text:span><text:span text:style-name="T4">a</text:span><text:span text:style-name="T3">&gt;</text:span></text:p>
      <text:p text:style-name="P1"><text:span text:style-name="T3">&lt;/</text:span><text:span text:style-name="T4">footer</text:span><text:span text:style-name="T3">&gt;</text:span></text:p>
      <text:p text:style-name="P4"/>
      <text:p text:style-name="P1"><text:span text:style-name="T3">&lt;</text:span><text:span text:style-name="T4">script</text:span> <text:span text:style-name="T5">src</text:span><text:span text:style-name="T3">=</text:span><text:span text:style-name="T6">"script.js"</text:span><text:span text:style-name="T3">&gt;&lt;/</text:span><text:span text:style-name="T4">script</text:span><text:span text:style-name="T3">&gt;</text:span></text:p>
      <text:p text:style-name="P1"><text:span text:style-name="T3">&lt;/</text:span><text:span text:style-name="T4">body</text:span><text:span text:style-name="T3">&gt;</text:span></text:p>
      <text:p text:style-name="P1"><text:span text:style-name="T3">&lt;/</text:span><text:span text:style-name="T4">html</text:span><text:span text:style-name="T3">&gt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>CSS</text:span></text:p>
      <text:p text:style-name="P5">/*tag selector*/</text:p>
      <text:p text:style-name="P4"/>
      <text:p text:style-name="P1"><text:span text:style-name="T9">h1</text:span>,<text:span text:style-name="T9">h2</text:span></text:p>
      <text:p text:style-name="P1">{</text:p>
      <text:p text:style-name="P1"><text:span text:style-name="T10">text-align:</text:span> <text:span text:style-name="T11">center</text:span>;</text:p>
      <text:p text:style-name="P1"><text:span text:style-name="T10">text-decoration:</text:span> <text:span text:style-name="T11">underline</text:span>;</text:p>
      <text:p text:style-name="P1"><text:span text:style-name="T10">text-transform:</text:span> <text:span text:style-name="T11">uppercase</text:span>;</text:p>
      <text:p text:style-name="P1">}</text:p>
      <text:p text:style-name="P4"/>
      <text:p text:style-name="P7">p</text:p>
      <text:p text:style-name="P1">{</text:p>
      <text:p text:style-name="P1"><text:span text:style-name="T10">font-size:</text:span> <text:span text:style-name="T12">18px</text:span>;</text:p>
      <text:p text:style-name="P1"><text:span text:style-name="T10">line-height:</text:span> <text:span text:style-name="T12">1.5em</text:span>;</text:p>
      <text:p text:style-name="P1"><text:span text:style-name="T10">text-align:</text:span> <text:span text:style-name="T11">center</text:span>;</text:p>
      <text:p text:style-name="P1"><text:span text:style-name="T10">padding:</text:span> <text:span text:style-name="T12">0</text:span> <text:span text:style-name="T12">10px</text:span> <text:span text:style-name="T12">0</text:span> <text:span text:style-name="T12">10px</text:span>;</text:p>
      <text:p text:style-name="P1">}</text:p>
      <text:p text:style-name="P4"/>
      <text:p text:style-name="P7">a</text:p>
      <text:p text:style-name="P1">{</text:p>
      <text:p text:style-name="P1"><text:span text:style-name="T10">color:</text:span><text:span text:style-name="T11">red</text:span>;</text:p>
      <text:p text:style-name="P1"><text:soft-page-break/>}</text:p>
      <text:p text:style-name="P4"/>
      <text:p text:style-name="P7">table</text:p>
      <text:p text:style-name="P1">{</text:p>
      <text:p text:style-name="P1"><text:span text:style-name="T10">border-radius:</text:span> <text:span text:style-name="T12">5px</text:span>;</text:p>
      <text:p text:style-name="P1"><text:span text:style-name="T10">width:</text:span><text:span text:style-name="T12">100%</text:span>;</text:p>
      <text:p text:style-name="P1">}</text:p>
      <text:p text:style-name="P11"><text:line-break/><text:line-break/></text:p>
      <text:p text:style-name="P5">/*</text:p>
      <text:p text:style-name="P5">A CSS pseudo-class is used to style an element in specific state</text:p>
      <text:p text:style-name="P4"/>
      <text:p text:style-name="P5">:pseudo-class selector</text:p>
      <text:p text:style-name="P5">*/</text:p>
      <text:p text:style-name="P7">a:hover</text:p>
      <text:p text:style-name="P1">{</text:p>
      <text:p text:style-name="P1"><text:span text:style-name="T10">background-color:</text:span><text:span text:style-name="T11">green</text:span>;</text:p>
      <text:p text:style-name="P1">}</text:p>
      <text:p text:style-name="P4"/>
      <text:p text:style-name="P5">/*</text:p>
      <text:p text:style-name="P5">A CSS pseudo-element is used to style specified parts of an element.</text:p>
      <text:p text:style-name="P4"/>
      <text:p text:style-name="P5">::pseudo-element selector</text:p>
      <text:p text:style-name="P5">*/</text:p>
      <text:p text:style-name="P7">p::first-letter</text:p>
      <text:p text:style-name="P1">{</text:p>
      <text:p text:style-name="P1"><text:span text:style-name="T10">font-size:</text:span> <text:span text:style-name="T12">28px</text:span>;</text:p>
      <text:p text:style-name="P1"><text:span text:style-name="T10">color:</text:span><text:span text:style-name="T11">coral</text:span>;</text:p>
      <text:p text:style-name="P1">}</text:p>
      <text:p text:style-name="P4"/>
      <text:p text:style-name="P5">/*id selector*/</text:p>
      <text:p text:style-name="P7">#bold</text:p>
      <text:p text:style-name="P1">{</text:p>
      <text:p text:style-name="P1"><text:span text:style-name="T10">font-weight:</text:span> <text:span text:style-name="T11">bold</text:span>;</text:p>
      <text:p text:style-name="P1">}</text:p>
      <text:p text:style-name="P10"/>
      <text:p text:style-name="P5">/*class selector</text:p>
      <text:p text:style-name="P4"/>
      <text:p text:style-name="P5">The below changes the elements with class footerLinks to uppercase</text:p>
      <text:p text:style-name="P5">*/</text:p>
      <text:p text:style-name="P4"/>
      <text:p text:style-name="P7">.footerLinks</text:p>
      <text:p text:style-name="P1">{</text:p>
      <text:p text:style-name="P1"><text:span text:style-name="T10">text-transform:</text:span> <text:span text:style-name="T11">uppercase</text:span>;</text:p>
      <text:p text:style-name="P1"><text:soft-page-break/>}</text:p>
      <text:p text:style-name="P4"/>
      <text:p text:style-name="P5">/*attribute selector</text:p>
      <text:p text:style-name="P5">The below adds a red solid border to all the input elements that has their attribute type to text, email and dob</text:p>
      <text:p text:style-name="P5">*/</text:p>
      <text:p text:style-name="P1"><text:span text:style-name="T9">input</text:span>[<text:span text:style-name="T11">type</text:span>="<text:span text:style-name="T11">text</text:span>"],<text:span text:style-name="T9">input</text:span>[<text:span text:style-name="T11">type</text:span>="<text:span text:style-name="T11">email</text:span>"],<text:span text:style-name="T9">input</text:span>[<text:span text:style-name="T11">type</text:span>="<text:span text:style-name="T11">dob</text:span>"]</text:p>
      <text:p text:style-name="P1">{</text:p>
      <text:p text:style-name="P1"><text:span text:style-name="T10">border:</text:span><text:span text:style-name="T12">2px</text:span> <text:span text:style-name="T11">solid</text:span> <text:span text:style-name="T11">red</text:span>;</text:p>
      <text:p text:style-name="P1"><text:span text:style-name="T10">padding:</text:span><text:span text:style-name="T12">0px</text:span> <text:span text:style-name="T12">5px</text:span> <text:span text:style-name="T12">0px</text:span> <text:span text:style-name="T12">5px</text:span>;</text:p>
      <text:p text:style-name="P4"/>
      <text:p text:style-name="P1">}</text:p>
      <text:p text:style-name="P5">/*attribute selector</text:p>
      <text:p text:style-name="P5">The below adds a red solid border to all the elements that has their attribute type to password</text:p>
      <text:p text:style-name="P5">*/</text:p>
      <text:p text:style-name="P4"/>
      <text:p text:style-name="P1"><text:span text:style-name="T9">input</text:span>[<text:span text:style-name="T11">type</text:span>="<text:span text:style-name="T11">password</text:span>"]</text:p>
      <text:p text:style-name="P1">{</text:p>
      <text:p text:style-name="P1"><text:span text:style-name="T10">border:</text:span><text:span text:style-name="T12">2px</text:span> <text:span text:style-name="T11">solid</text:span> <text:span text:style-name="T11">red</text:span>;</text:p>
      <text:p text:style-name="P4"/>
      <text:p text:style-name="P1">}</text:p>
      <text:p text:style-name="P11"><text:line-break/></text:p>
      <text:p text:style-name="P5">/*</text:p>
      <text:p text:style-name="P5">Child Combinator Selector</text:p>
      <text:p text:style-name="P4"/>
      <text:p text:style-name="P5">The below removes the underline of all the children a tags within nav</text:p>
      <text:p text:style-name="P5">*/</text:p>
      <text:p text:style-name="P4"/>
      <text:p text:style-name="P1"><text:span text:style-name="T9">nav</text:span> &gt; <text:span text:style-name="T9">a</text:span></text:p>
      <text:p text:style-name="P1">{</text:p>
      <text:p text:style-name="P1"><text:span text:style-name="T10">text-decoration:</text:span> <text:span text:style-name="T11">none</text:span>;</text:p>
      <text:p text:style-name="P1">}</text:p>
      <text:p text:style-name="P4"/>
      <text:p text:style-name="P5">/*</text:p>
      <text:p text:style-name="P5">Descendent Combinator Selector</text:p>
      <text:p text:style-name="P5">*/</text:p>
      <text:p text:style-name="P10"/>
      <text:p text:style-name="P5">/*</text:p>
      <text:p text:style-name="P5">Adjacent sibling selector</text:p>
      <text:p text:style-name="P4"/>
      <text:p text:style-name="P5">The below will add a dotted red border to all the select tags that are adjacent to label siblings </text:p>
      <text:p text:style-name="P5">*/</text:p>
      <text:p text:style-name="P4"/>
      <text:p text:style-name="P1"><text:span text:style-name="T9">label</text:span> + <text:span text:style-name="T9">select</text:span></text:p>
      <text:p text:style-name="P1"><text:soft-page-break/>{</text:p>
      <text:p text:style-name="P1"><text:span text:style-name="T10">width:</text:span><text:span text:style-name="T12">50%</text:span>;</text:p>
      <text:p text:style-name="P1"><text:span text:style-name="T10">border:</text:span><text:span text:style-name="T12">2px</text:span> <text:span text:style-name="T11">dotted</text:span> <text:span text:style-name="T11">red</text:span>;</text:p>
      <text:p text:style-name="P1">}</text:p>
      <text:p text:style-name="P4"/>
      <text:p text:style-name="P5">/*</text:p>
      <text:p text:style-name="P5">General Sibling Cobinator</text:p>
      <text:p text:style-name="P4"/>
      <text:p text:style-name="P5">The below will add a dotted red border to all the select tags that are adjacent to label siblings </text:p>
      <text:p text:style-name="P5">*/</text:p>
      <text:p text:style-name="P4"/>
      <text:p text:style-name="P1"><text:span text:style-name="T9">fieldset</text:span> ~ <text:span text:style-name="T9">input</text:span>[<text:span text:style-name="T11">type</text:span>="<text:span text:style-name="T11">button</text:span>"]</text:p>
      <text:p text:style-name="P1">{</text:p>
      <text:p text:style-name="P1"><text:span text:style-name="T10">background-color:</text:span><text:span text:style-name="T11">black</text:span>;</text:p>
      <text:p text:style-name="P1"><text:span text:style-name="T10">color:</text:span><text:span text:style-name="T11">white</text:span>;</text:p>
      <text:p text:style-name="P1">}</text:p>
      <text:p text:style-name="P1"/>
      <text:p text:style-name="P1"><text:span text:style-name="T3"/></text:p>
      <text:p text:style-name="Standard"/>
      <text:p text:style-name="Standard"/>
      <text:p text:style-name="Standard"/>
      <text:p text:style-name="P8">javascript</text:p>
      <text:p text:style-name="P8"/>
      <text:p text:style-name="P3"><text:span text:style-name="T13">let</text:span> value=<text:span text:style-name="T14">"GOT is near"</text:span>;</text:p>
      <text:p text:style-name="P10"/>
      <text:p text:style-name="P1">console.log(<text:span text:style-name="T14">`The length of the string </text:span>${value}<text:span text:style-name="T14"> is </text:span>${value.length}<text:span text:style-name="T14">`</text:span>);</text:p>
      <text:p text:style-name="P4"/>
      <text:p text:style-name="P1">console.log(<text:span text:style-name="T14">`The first character in </text:span>${value}<text:span text:style-name="T14"> is </text:span>${value.charAt(<text:span text:style-name="T12">0</text:span>)}<text:span text:style-name="T14">`</text:span>);</text:p>
      <text:p text:style-name="P10"/>
      <text:p text:style-name="P1"><text:span text:style-name="T13">let</text:span> subString=<text:span text:style-name="T14">"near"</text:span>;</text:p>
      <text:p text:style-name="P1"><text:span text:style-name="T13">let</text:span> x= value.indexOf(subString);</text:p>
      <text:p text:style-name="P1">console.log(<text:span text:style-name="T14">`</text:span>${x}<text:span text:style-name="T14">`</text:span>);</text:p>
      <text:p text:style-name="P4"/>
      <text:p text:style-name="P1"><text:span text:style-name="T13">if</text:span>(x&gt;-<text:span text:style-name="T12">1</text:span>)</text:p>
      <text:p text:style-name="P1">{</text:p>
      <text:p text:style-name="P1">console.log(<text:span text:style-name="T14">`</text:span>${subString}<text:span text:style-name="T14"> was found to be within the general string (</text:span>${value}<text:span text:style-name="T14">)`</text:span>);</text:p>
      <text:p text:style-name="P1">}</text:p>
      <text:p text:style-name="P9">else</text:p>
      <text:p text:style-name="P1">{</text:p>
      <text:p text:style-name="P1">console.log(<text:span text:style-name="T14">`</text:span>${subString}<text:span text:style-name="T14"> was not found to be within the general string (</text:span>${value}<text:span text:style-name="T14">)`</text:span>);</text:p>
      <text:p text:style-name="P1">}</text:p>
      <text:p text:style-name="P10"/>
      <text:p text:style-name="P1">console.log(<text:span text:style-name="T14">`</text:span>${value}<text:span text:style-name="T14"> in uppercase : </text:span>${value.toUpperCase()}<text:span text:style-name="T14">`</text:span>);</text:p>
      <text:p text:style-name="P1">console.log(<text:span text:style-name="T14">`</text:span>${value}<text:span text:style-name="T14"> in lowercase : </text:span>${value.toLowerCase()}<text:span text:style-name="T14">`</text:span>);</text:p>
      <text:p text:style-name="P4"/>
      <text:p text:style-name="P5"><text:soft-page-break/>/*</text:p>
      <text:p text:style-name="P5">The substr() method extracts parts of a string, beginning at the character at the specified position, and returns the specified number of characters.</text:p>
      <text:p text:style-name="P4"/>
      <text:p text:style-name="P5">To extract characters from the end of the string, use a negative start number </text:p>
      <text:p text:style-name="P4"/>
      <text:p text:style-name="P5">Note, The substr() method does not change the original string.</text:p>
      <text:p text:style-name="P5">*/</text:p>
      <text:p text:style-name="P5">//The 0 represents the starting index.</text:p>
      <text:p text:style-name="P5">//THe 3 represents the number of elements from the starting index to extract from</text:p>
      <text:p text:style-name="P1"><text:span text:style-name="T13">const</text:span> newString = value.substr(<text:span text:style-name="T12">0</text:span>,<text:span text:style-name="T12">3</text:span>);</text:p>
      <text:p text:style-name="P1">console.log(<text:span text:style-name="T14">`The value extracted from </text:span>${value}<text:span text:style-name="T14"> is </text:span>${newString}<text:span text:style-name="T14">`</text:span>);</text:p>
      <text:p text:style-name="P10"/>
      <text:p text:style-name="P5">/*</text:p>
      <text:p text:style-name="P5">The split() method is used to split a string into an array of substrings, and returns the new array.</text:p>
      <text:p text:style-name="P4"/>
      <text:p text:style-name="P5">If an empty string ("") is used as the separator, the string is split between each character.</text:p>
      <text:p text:style-name="P4"/>
      <text:p text:style-name="P5">Note, The split() method does not change the original string.</text:p>
      <text:p text:style-name="P5">*/</text:p>
      <text:p text:style-name="P4"/>
      <text:p text:style-name="P1"><text:span text:style-name="T13">const</text:span> stringArray = value.split(<text:span text:style-name="T14">" "</text:span>);</text:p>
      <text:p text:style-name="P1">console.log(<text:span text:style-name="T14">`The value of the array after the initial string was split is </text:span>${stringArray.length}<text:span text:style-name="T14"> `</text:span>);</text:p>
      <text:p text:style-name="P10"/>
      <text:p text:style-name="P1">console.log(<text:span text:style-name="T14">`</text:span>${stringArray}<text:span text:style-name="T14">`</text:span>);</text:p>
      <text:p text:style-name="P1">console.log(<text:span text:style-name="T14">`</text:span>${stringArray.reverse()}<text:span text:style-name="T14">`</text:span>);</text:p>
      <text:p text:style-name="P1">console.log(<text:span text:style-name="T14">`</text:span>${stringArray.sort()}<text:span text:style-name="T14">`</text:span>);</text:p>
      <text:p text:style-name="P11"><text:line-break/></text:p>
      <text:p text:style-name="P1">console.log(<text:span text:style-name="T14">`Traversing the array Using a for In loop`</text:span>)</text:p>
      <text:p text:style-name="P1"><text:span text:style-name="T13">for</text:span>(<text:span text:style-name="T13">let</text:span> val <text:span text:style-name="T13">in</text:span> stringArray)</text:p>
      <text:p text:style-name="P1">{</text:p>
      <text:p text:style-name="P1">console.log(stringArray[val]);</text:p>
      <text:p text:style-name="P1">}</text:p>
      <text:p text:style-name="P4"/>
      <text:p text:style-name="P5">/*</text:p>
      <text:p text:style-name="P5">join the elements of an array into a string</text:p>
      <text:p text:style-name="P4"/>
      <text:p text:style-name="P5">*/</text:p>
      <text:p text:style-name="P4"/>
      <text:p text:style-name="P1">console.log(stringArray.join(<text:span text:style-name="T14">" "</text:span>));</text:p>
      <text:p text:style-name="P8"/>
      <text:p text:style-name="P8"/>
      <text:p text:style-name="P8"><text:soft-page-break/>object literal</text:p>
      <text:p text:style-name="P8"/>
      <text:p text:style-name="P6">/*const student = {</text:p>
      <text:p text:style-name="P5">Define properties and methods</text:p>
      <text:p text:style-name="P4"/>
      <text:p text:style-name="P5">sytanx for defining a property is as follows </text:p>
      <text:p text:style-name="P4"/>
      <text:p text:style-name="P5">nameofproperty: value,</text:p>
      <text:p text:style-name="P5">property2 : value,</text:p>
      <text:p text:style-name="P4"/>
      <text:p text:style-name="P5">syntax for creating a method is as follows : </text:p>
      <text:p text:style-name="P4"/>
      <text:p text:style-name="P5">methodName : function()</text:p>
      <text:p text:style-name="P5">{</text:p>
      <text:p text:style-name="P4"/>
      <text:p text:style-name="P5">}</text:p>
      <text:p text:style-name="P10"/>
      <text:p text:style-name="P5">} */</text:p>
      <text:p text:style-name="P10"/>
      <text:p text:style-name="P1"><text:span text:style-name="T13">const</text:span> student =</text:p>
      <text:p text:style-name="P1">{</text:p>
      <text:p text:style-name="P1">firstName : <text:span text:style-name="T14">"Jon"</text:span>,</text:p>
      <text:p text:style-name="P1">lastName : <text:span text:style-name="T14">"Snow"</text:span>,</text:p>
      <text:p text:style-name="P1">sex : <text:span text:style-name="T14">"Male"</text:span>,</text:p>
      <text:p text:style-name="P1">age : <text:span text:style-name="T12">25</text:span>,</text:p>
      <text:p text:style-name="P1">courses :[<text:span text:style-name="T14">"Database Design"</text:span>, <text:span text:style-name="T14">"Web Programming"</text:span>,<text:span text:style-name="T14">"Network Fundamentals"</text:span>],</text:p>
      <text:p text:style-name="P4"/>
      <text:p text:style-name="P1">getFullName : <text:span text:style-name="T13">function</text:span>()</text:p>
      <text:p text:style-name="P1">{</text:p>
      <text:p text:style-name="P5">/* You must use the keyword this if you want to access properties inside of a method in any given object!!!!!!!!!!!!!!*/</text:p>
      <text:p text:style-name="P4"/>
      <text:p text:style-name="P1"><text:span text:style-name="T13">return</text:span> <text:span text:style-name="T13">this</text:span>.firstName + <text:span text:style-name="T14">" "</text:span> + <text:span text:style-name="T13">this</text:span>.lastName;</text:p>
      <text:p text:style-name="P1">}</text:p>
      <text:p text:style-name="P4"/>
      <text:p text:style-name="P1">}</text:p>
      <text:p text:style-name="P4"/>
      <text:p text:style-name="P1">console.log(<text:span text:style-name="T14">`Student Age is </text:span>${student.age}<text:span text:style-name="T14">`</text:span>);</text:p>
      <text:p text:style-name="P1">console.log(<text:span text:style-name="T14">`Student Full Name is </text:span>${student.getFullName()}<text:span text:style-name="T14">`</text:span>);</text:p>
      <text:p text:style-name="P8"/>
      <text:p text:style-name="P8"/>
      <text:p text:style-name="P8"/>
      <text:p text:style-name="P8">constructor function</text:p>
      <text:p text:style-name="P8"/>
      <text:p text:style-name="P5">//Creates a Constructor Function</text:p>
      <text:p text:style-name="P1"><text:span text:style-name="T13">function</text:span> <text:span text:style-name="T15">Student</text:span>(fN,lN,sex,age)</text:p>
      <text:p text:style-name="P1"><text:soft-page-break/>{</text:p>
      <text:p text:style-name="P5">//Properties :</text:p>
      <text:p text:style-name="P1"><text:span text:style-name="T13">this</text:span>.firstName=fN;</text:p>
      <text:p text:style-name="P1"><text:span text:style-name="T13">this</text:span>.lastName=lN;</text:p>
      <text:p text:style-name="P1"><text:span text:style-name="T13">this</text:span>.sex=sex;</text:p>
      <text:p text:style-name="P1"><text:span text:style-name="T13">this</text:span>.age=age;</text:p>
      <text:p text:style-name="P4"/>
      <text:p text:style-name="P5">//Methods</text:p>
      <text:p text:style-name="P1"><text:span text:style-name="T13">this</text:span>.getFullName=<text:span text:style-name="T13">function</text:span>()</text:p>
      <text:p text:style-name="P1">{</text:p>
      <text:p text:style-name="P1"><text:span text:style-name="T13">return</text:span> <text:span text:style-name="T13">this</text:span>.firstName + <text:span text:style-name="T14">" "</text:span> + <text:span text:style-name="T13">this</text:span>.lastName;</text:p>
      <text:p text:style-name="P1">}</text:p>
      <text:p text:style-name="P1">}</text:p>
      <text:p text:style-name="P11"><text:line-break/></text:p>
      <text:p text:style-name="P1"><text:span text:style-name="T13">const</text:span> s1= <text:span text:style-name="T13">new</text:span> <text:span text:style-name="T15">Student</text:span>(<text:span text:style-name="T14">"Jon"</text:span>,<text:span text:style-name="T14">"Snow"</text:span>,<text:span text:style-name="T14">"Male"</text:span>,<text:span text:style-name="T12">25</text:span>);</text:p>
      <text:p text:style-name="P1"><text:span text:style-name="T13">const</text:span> s2= <text:span text:style-name="T13">new</text:span> <text:span text:style-name="T15">Student</text:span>(<text:span text:style-name="T14">"Josanne"</text:span>);</text:p>
      <text:p text:style-name="P4"/>
      <text:p text:style-name="P1">console.log(<text:span text:style-name="T14">`S1 full name </text:span>${s1.getFullName()}<text:span text:style-name="T14">`</text:span>);</text:p>
      <text:p text:style-name="P1">console.log(<text:span text:style-name="T14">`S2 full name </text:span>${s2.getFullName()}<text:span text:style-name="T14">`</text:span>);</text:p>
      <text:p text:style-name="P8"/>
      <text:p text:style-name="Standard"/>
      <text:p text:style-name="Standard"/>
      <text:p text:style-name="Standard"/>
      <text:p text:style-name="Standard"/>
      <text:p text:style-name="P8">regular expression</text:p>
      <text:p text:style-name="P8"/>
      <text:p text:style-name="P12"><text:span text:style-name="Source_20_Text"><text:span text:style-name="T16">var</text:span></text:span><text:span text:style-name="Source_20_Text"><text:span text:style-name="T17"> re </text:span></text:span><text:span text:style-name="Source_20_Text"><text:span text:style-name="T18">=</text:span></text:span><text:span text:style-name="Source_20_Text"><text:span text:style-name="T17"> </text:span></text:span><text:span text:style-name="Source_20_Text"><text:span text:style-name="T16">new</text:span></text:span><text:span text:style-name="Source_20_Text"><text:span text:style-name="T17"> </text:span></text:span><text:span text:style-name="Source_20_Text"><text:span text:style-name="T19">RegExp</text:span></text:span><text:span text:style-name="Source_20_Text"><text:span text:style-name="T20">(</text:span></text:span><text:span text:style-name="Source_20_Text"><text:span text:style-name="T21">'ab+c'</text:span></text:span><text:span text:style-name="Source_20_Text"><text:span text:style-name="T20">);</text:span></text:span></text:p>
      <text:p text:style-name="P8"/>
      <text:p text:style-name="P8"/>
      <text:p text:style-name="P8"/>
      <text:p text:style-name="P8"/>
      <text:p text:style-name="P8">JavaScript regex code</text:p>
      <text:p text:style-name="P8"/>
      <text:p text:style-name="P8"/>
      <text:p text:style-name="P1"><text:span text:style-name="T13">var</text:span> but= document.querySelector(<text:span text:style-name="T14">"#uBut"</text:span>);</text:p>
      <text:p text:style-name="P4"/>
      <text:p text:style-name="P1">but.addEventListener(<text:span text:style-name="T14">"click"</text:span>,<text:span text:style-name="T13">function</text:span>()</text:p>
      <text:p text:style-name="P1">{ </text:p>
      <text:p text:style-name="P4"/>
      <text:p text:style-name="P1"><text:span text:style-name="T13">var</text:span> name=document.querySelector(<text:span text:style-name="T14">"#uName"</text:span>);</text:p>
      <text:p text:style-name="P1"><text:span text:style-name="T13">var</text:span> age= document.querySelector(<text:span text:style-name="T14">"#uAge"</text:span>);</text:p>
      <text:p text:style-name="P1"><text:span text:style-name="T13">var</text:span> city = document.querySelector(<text:span text:style-name="T14">"#uCity"</text:span>);</text:p>
      <text:p text:style-name="P1"><text:span text:style-name="T13">var</text:span> errorMsg=<text:span text:style-name="T14">""</text:span>;</text:p>
      <text:p text:style-name="P1"><text:span text:style-name="T13">var</text:span> isValid=<text:span text:style-name="T13">true</text:span>;</text:p>
      <text:p text:style-name="P4"/>
      <text:p text:style-name="P5">//check to see if no name was entered</text:p>
      <text:p text:style-name="P1"><text:span text:style-name="T13">if</text:span>(name.value==<text:span text:style-name="T14">""</text:span>)</text:p>
      <text:p text:style-name="P1"><text:soft-page-break/>{</text:p>
      <text:p text:style-name="P1">isValid=<text:span text:style-name="T13">false</text:span>;</text:p>
      <text:p text:style-name="P1">errorMsg+=<text:span text:style-name="T14">"\nYou must enter a name"</text:span>;</text:p>
      <text:p text:style-name="P1">}</text:p>
      <text:p text:style-name="P4"/>
      <text:p text:style-name="P9">else</text:p>
      <text:p text:style-name="P1">{ </text:p>
      <text:p text:style-name="P5">/*This regular expression checks to see if the person name only contains letters (both captial and common) and is at minimum two characters and maximum 35 characters inlength</text:p>
      <text:p text:style-name="P4"/>
      <text:p text:style-name="P5">*/</text:p>
      <text:p text:style-name="P1"><text:span text:style-name="T13">var</text:span> regExName =/^[a-zA-<text:span text:style-name="T15">Z</text:span>]{<text:span text:style-name="T12">2</text:span>,<text:span text:style-name="T12">35</text:span>}$/;</text:p>
      <text:p text:style-name="P4"/>
      <text:p text:style-name="P1"><text:span text:style-name="T13">if</text:span>(regExName.test(name.value)==<text:span text:style-name="T13">false</text:span>)</text:p>
      <text:p text:style-name="P1">{</text:p>
      <text:p text:style-name="P1">isValid=<text:span text:style-name="T13">false</text:span>;</text:p>
      <text:p text:style-name="P1">errorMsg+=<text:span text:style-name="T14">"\nYour name must between 2 to 35 characters and only consist of letters"</text:span>;</text:p>
      <text:p text:style-name="P1">}</text:p>
      <text:p text:style-name="P1">}</text:p>
      <text:p text:style-name="P4"/>
      <text:p text:style-name="P1"><text:span text:style-name="T13">if</text:span>(age.value==<text:span text:style-name="T14">""</text:span>)</text:p>
      <text:p text:style-name="P1">{</text:p>
      <text:p text:style-name="P1">isValid=<text:span text:style-name="T13">false</text:span>;</text:p>
      <text:p text:style-name="P1">errorMsg+=<text:span text:style-name="T14">"\nYou must enter a valid age"</text:span>;</text:p>
      <text:p text:style-name="P1">}</text:p>
      <text:p text:style-name="P4"/>
      <text:p text:style-name="P9">else</text:p>
      <text:p text:style-name="P1">{</text:p>
      <text:p text:style-name="P4"/>
      <text:p text:style-name="P1"><text:span text:style-name="T13">var</text:span> regExName =/^[<text:span text:style-name="T12">0</text:span>-<text:span text:style-name="T12">9</text:span>]{<text:span text:style-name="T12">1</text:span>,<text:span text:style-name="T12">3</text:span>}$/;</text:p>
      <text:p text:style-name="P4"/>
      <text:p text:style-name="P1"><text:span text:style-name="T13">if</text:span>(regExName.test(age.value)==<text:span text:style-name="T13">false</text:span>)</text:p>
      <text:p text:style-name="P1">{</text:p>
      <text:p text:style-name="P1">isValid=<text:span text:style-name="T13">false</text:span>;</text:p>
      <text:p text:style-name="P1">errorMsg+=<text:span text:style-name="T14">"\nYour age must be valid. Age must only consists of numbers and must be 1 number of 3numbers in length eg.999 "</text:span>;</text:p>
      <text:p text:style-name="P1">}</text:p>
      <text:p text:style-name="P4"/>
      <text:p text:style-name="P1">}</text:p>
      <text:p text:style-name="P4"/>
      <text:p text:style-name="P1"><text:span text:style-name="T13">if</text:span>(city.value==<text:span text:style-name="T14">""</text:span>)</text:p>
      <text:p text:style-name="P1">{</text:p>
      <text:p text:style-name="P1">isValid=<text:span text:style-name="T13">false</text:span>;</text:p>
      <text:p text:style-name="P1">errorMsg+=<text:span text:style-name="T14">"\nYou select a valid city"</text:span>;</text:p>
      <text:p text:style-name="P1">}</text:p>
      <text:p text:style-name="P11"><text:line-break/></text:p>
      <text:p text:style-name="P1"><text:soft-page-break/><text:span text:style-name="T13">if</text:span>(!isValid)</text:p>
      <text:p text:style-name="P1">{</text:p>
      <text:p text:style-name="P1">alert(errorMsg);</text:p>
      <text:p text:style-name="P1">}</text:p>
      <text:p text:style-name="P10"/>
      <text:p text:style-name="P1">});</text:p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0:37:12.361911265</meta:creation-date>
    <dc:date>2019-04-14T20:42:37.158023221</dc:date>
    <meta:editing-duration>PT5M26S</meta:editing-duration>
    <meta:editing-cycles>1</meta:editing-cycles>
    <meta:document-statistic meta:table-count="0" meta:image-count="0" meta:object-count="0" meta:page-count="11" meta:paragraph-count="330" meta:word-count="1162" meta:character-count="8445" meta:non-whitespace-character-count="7603"/>
    <meta:generator>LibreOffice/6.0.3.2$Linux_X86_64 LibreOffice_project/00m0$Build-2</meta:generator>
  </office:meta>
</office:document-meta>
</file>